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ourier" svg:font-family="Courier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border-top="none" fo:border-left="none" fo:border-bottom="0.0104in solid #CCCCCC" fo:border-right="none" fo:padding-top="0in" fo:padding-left="0in" fo:padding-bottom="0.0277in" fo:padding-right="0in" style:shadow="none" fo:text-align="justify" style:vertical-align="auto" fo:margin-top="0.3333in" fo:margin-bottom="0.0694in"/>
      <style:text-properties style:font-name="Arial" style:font-name-asian="Times New Roman" style:font-name-complex="Arial" fo:font-weight="bold" style:font-weight-asian="bold" style:font-weight-complex="bold" fo:color="#333333" style:letter-kerning="false" fo:font-size="14pt" style:font-size-asian="14pt" style:font-size-complex="14pt" style:language-asian="pt" style:country-asian="BR" style:language-complex="ar" style:country-complex="SA" fo:hyphenate="true"/>
    </style:style>
    <style:style style:name="P2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3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4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5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6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7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8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9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0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1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2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3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4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5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6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7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8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9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20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21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22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23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24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25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26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27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28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29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30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31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32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33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34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35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36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37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38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39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40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41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42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43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44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45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46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47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48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49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50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51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52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53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54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55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56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57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58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59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60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61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62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63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64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65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66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67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68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69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70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71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72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73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74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75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76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77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78" style:parent-style-name="Normal" style:family="paragraph">
      <style:paragraph-properties fo:text-align="justify" style:vertical-align="auto" fo:margin-left="1in">
        <style:tab-stops/>
      </style:paragraph-properties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79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80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81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82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83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84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85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86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87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88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89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90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91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92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93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94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95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96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97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98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99" style:parent-style-name="Normal" style:family="paragraph">
      <style:paragraph-properties fo:text-align="justify" style:vertical-align="auto" fo:margin-left="1in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00" style:parent-style-name="Normal" style:family="paragraph">
      <style:paragraph-properties fo:text-align="justify" style:vertical-align="auto" fo:margin-left="1in">
        <style:tab-stops/>
      </style:paragraph-properties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01" style:parent-style-name="Normal" style:family="paragraph">
      <style:paragraph-properties fo:text-align="justify" style:vertical-align="auto" fo:margin-left="1in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02" style:parent-style-name="Normal" style:family="paragraph">
      <style:paragraph-properties fo:text-align="justify" style:vertical-align="auto" fo:margin-left="1in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03" style:parent-style-name="Normal" style:family="paragraph">
      <style:paragraph-properties fo:text-align="justify" style:vertical-align="auto" fo:margin-left="1in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04" style:parent-style-name="Normal" style:family="paragraph">
      <style:paragraph-properties fo:text-align="justify" style:vertical-align="auto" fo:margin-left="1in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05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06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07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08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09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10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11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12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13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14" style:parent-style-name="Normal" style:family="paragraph">
      <style:paragraph-properties fo:text-align="justify" style:vertical-align="auto" fo:margin-left="1in">
        <style:tab-stops/>
      </style:paragraph-properties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15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16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17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18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19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20" style:parent-style-name="Normal" style:family="paragraph">
      <style:paragraph-properties fo:text-align="justify" style:vertical-align="auto" fo:margin-left="1in">
        <style:tab-stops/>
      </style:paragraph-properties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21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22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23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24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25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26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27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28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29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30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31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32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33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34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35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36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37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38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39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40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41" style:parent-style-name="Normal" style:family="paragraph">
      <style:paragraph-properties fo:text-align="justify" style:vertical-align="auto" fo:margin-left="1in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42" style:parent-style-name="Normal" style:family="paragraph">
      <style:paragraph-properties fo:text-align="justify" style:vertical-align="auto" fo:margin-left="1in">
        <style:tab-stops/>
      </style:paragraph-properties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43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44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45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46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47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48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49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50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51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52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53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54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55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56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57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58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59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60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61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62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63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64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65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66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67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68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69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70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71" style:parent-style-name="Normal" style:family="paragraph">
      <style:paragraph-properties fo:text-align="justify" style:vertical-align="auto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72" style:parent-style-name="Normal" style:family="paragraph">
      <style:paragraph-properties fo:text-align="justify" style:vertical-align="auto" fo:margin-left="0.5in" fo:background-color="#F0F0F0">
        <style:tab-stops>
          <style:tab-stop style:type="left" style:position="0.1361in"/>
          <style:tab-stop style:type="left" style:position="0.7722in"/>
          <style:tab-stop style:type="left" style:position="1.4083in"/>
          <style:tab-stop style:type="left" style:position="2.0444in"/>
          <style:tab-stop style:type="left" style:position="2.6805in"/>
          <style:tab-stop style:type="left" style:position="3.3166in"/>
          <style:tab-stop style:type="left" style:position="3.9527in"/>
          <style:tab-stop style:type="left" style:position="4.5888in"/>
          <style:tab-stop style:type="left" style:position="5.225in"/>
          <style:tab-stop style:type="left" style:position="5.8611in"/>
          <style:tab-stop style:type="left" style:position="6.4972in"/>
          <style:tab-stop style:type="left" style:position="7.1333in"/>
          <style:tab-stop style:type="left" style:position="7.7694in"/>
          <style:tab-stop style:type="left" style:position="8.4055in"/>
          <style:tab-stop style:type="left" style:position="9.0416in"/>
          <style:tab-stop style:type="left" style:position="9.6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73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74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75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76" style:parent-style-name="Normal" style:family="paragraph">
      <style:paragraph-properties fo:text-align="justify" style:vertical-align="auto" fo:margin-left="1in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77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78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79" style:parent-style-name="Normal" style:family="paragraph">
      <style:paragraph-properties fo:text-align="justify" style:vertical-align="auto" fo:margin-left="1in">
        <style:tab-stops/>
      </style:paragraph-properties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80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81" style:parent-style-name="Normal" style:family="paragraph">
      <style:paragraph-properties fo:text-align="justify" style:vertical-align="auto" fo:margin-top="0.0694in" fo:margin-bottom="0.0694in"/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  <style:style style:name="P182" style:parent-style-name="Normal" style:family="paragraph">
      <style:paragraph-properties fo:text-align="justify" style:vertical-align="auto" fo:background-color="#F0F0F0">
        <style:tab-stops>
          <style:tab-stop style:type="left" style:position="-0.3638in"/>
          <style:tab-stop style:type="left" style:position="0.2722in"/>
          <style:tab-stop style:type="left" style:position="0.9083in"/>
          <style:tab-stop style:type="left" style:position="1.5444in"/>
          <style:tab-stop style:type="left" style:position="2.1805in"/>
          <style:tab-stop style:type="left" style:position="2.8166in"/>
          <style:tab-stop style:type="left" style:position="3.4527in"/>
          <style:tab-stop style:type="left" style:position="4.0888in"/>
          <style:tab-stop style:type="left" style:position="4.725in"/>
          <style:tab-stop style:type="left" style:position="5.3611in"/>
          <style:tab-stop style:type="left" style:position="5.9972in"/>
          <style:tab-stop style:type="left" style:position="6.6333in"/>
          <style:tab-stop style:type="left" style:position="7.2694in"/>
          <style:tab-stop style:type="left" style:position="7.9055in"/>
          <style:tab-stop style:type="left" style:position="8.5416in"/>
          <style:tab-stop style:type="left" style:position="9.1777in"/>
        </style:tab-stops>
      </style:paragraph-properties>
      <style:text-properties style:font-name="Courier" style:font-name-asian="Times New Roman" style:font-name-complex="Courier New" fo:color="#333333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183" style:parent-style-name="Normal" style:family="paragraph">
      <style:paragraph-properties fo:text-align="justify" style:vertical-align="auto" fo:margin-left="1in">
        <style:tab-stops/>
      </style:paragraph-properties>
      <style:text-properties style:font-name="Arial" style:font-name-asian="Times New Roman" style:font-name-complex="Arial" fo:color="#333333" style:letter-kerning="false" fo:font-size="9pt" style:font-size-asian="9pt" style:font-size-complex="9pt" style:language-asian="pt" style:country-asian="BR" style:language-complex="ar" style:country-complex="SA" fo:hyphenate="true"/>
    </style:style>
  </office:automatic-styles>
  <office:body>
    <office:text text:use-soft-page-breaks="true">
      <text:p text:style-name="P1">Estrutura de Repetição</text:p>
      <text:list text:style-name="LFO1" text:continue-numbering="true">
        <text:list-item>
          <text:p text:style-name="P2">Faça um programa que peça uma nota, entre zero e dez. Mostre uma mensagem caso o valor seja inválido e continue pedindo até que o usuário informe um valor válido.</text:p>
        </text:list-item>
        <text:list-item>
          <text:p text:style-name="P3">Faça um programa que leia um nome de usuário e a sua senha e não aceite a senha igual ao nome do usuário, mostrando uma mensagem de erro e voltando a pedir as informações.</text:p>
        </text:list-item>
        <text:list-item>
          <text:p text:style-name="P4">Faça um programa que leia e valide as seguintes informações:</text:p>
          <text:list text:continue-numbering="true">
            <text:list-item>
              <text:p text:style-name="P5">Nome: maior que 3 caracteres;</text:p>
            </text:list-item>
            <text:list-item>
              <text:p text:style-name="P6">Idade: entre 0 e 150;</text:p>
            </text:list-item>
            <text:list-item>
              <text:p text:style-name="P7">Salário: maior que zero;</text:p>
            </text:list-item>
            <text:list-item>
              <text:p text:style-name="P8">Sexo: 'f' ou 'm';</text:p>
            </text:list-item>
            <text:list-item>
              <text:p text:style-name="P9">Estado Civil: 's', 'c', 'v', 'd';</text:p>
            </text:list-item>
          </text:list>
        </text:list-item>
        <text:list-item>
          <text:p text:style-name="P10">Supondo que a população de um país A seja da ordem de 80000 habitantes com uma taxa anual de crescimento de 3% e que a população de B seja 200000 habitantes com uma taxa de crescimento de 1.5%. Faça um programa que calcule e escreva o número de anos necessários para que a população do país A ultrapasse ou iguale a população do país B, mantidas as taxas de crescimento.</text:p>
        </text:list-item>
        <text:list-item>
          <text:p text:style-name="P11">Altere o programa anterior permitindo ao usuário informar as populações e as taxas de crescimento iniciais. Valide a entrada e permita repetir a operação.</text:p>
        </text:list-item>
        <text:list-item>
          <text:p text:style-name="P12">Faça um programa que imprima na tela os números de 1 a 20, um abaixo do outro. Depois modifique o programa para que ele mostre os números um ao lado do outro.</text:p>
        </text:list-item>
        <text:list-item>
          <text:p text:style-name="P13">Faça um programa que leia 5 números e informe o maior número.</text:p>
        </text:list-item>
        <text:list-item>
          <text:p text:style-name="P14">Faça um programa que leia 5 números e informe a soma e a média dos números.</text:p>
        </text:list-item>
        <text:list-item>
          <text:p text:style-name="P15">Faça um programa que imprima na tela apenas os números ímpares entre 1 e 50.</text:p>
        </text:list-item>
        <text:list-item>
          <text:p text:style-name="P16">Faça um programa que receba dois números inteiros e gere os números inteiros que estão no intervalo compreendido por eles.</text:p>
        </text:list-item>
        <text:list-item>
          <text:p text:style-name="P17">Altere o programa anterior para mostrar no final a soma dos números.</text:p>
        </text:list-item>
        <text:list-item>
          <text:p text:style-name="P18">Desenvolva um gerador de tabuada, capaz de gerar a tabuada de qualquer número inteiro entre 1 a 10. O usuário deve informar de qual numero ele deseja ver a tabuada. A saída deve ser conforme o exemplo abaixo:</text:p>
          <text:list text:continue-numbering="true">
            <text:list-item>
              <text:p text:style-name="P19">Tabuada de 5:</text:p>
            </text:list-item>
            <text:list-item>
              <text:p text:style-name="P20">5 X 1 = 5</text:p>
            </text:list-item>
            <text:list-item>
              <text:p text:style-name="P21">5 X 2 = 10</text:p>
            </text:list-item>
            <text:list-item>
              <text:p text:style-name="P22">...</text:p>
            </text:list-item>
            <text:list-item>
              <text:p text:style-name="P23">5 X 10 = 50</text:p>
            </text:list-item>
          </text:list>
        </text:list-item>
        <text:list-item>
          <text:p text:style-name="P24">Faça um programa que peça dois números, base e expoente, calcule e mostre o primeiro número elevado ao segundo número. Não utilize a função de potência da linguagem.</text:p>
        </text:list-item>
        <text:list-item>
          <text:p text:style-name="P25">Faça um programa que peça 10 números inteiros, calcule e mostre a quantidade de números pares e a quantidade de números impares.</text:p>
        </text:list-item>
        <text:list-item>
          <text:p text:style-name="P26">A série de Fibonacci é formada pela seqüência 1,1,2,3,5,8,13,21,34,55,... Faça um programa capaz de gerar a série até o n−ésimo termo.</text:p>
        </text:list-item>
        <text:list-item>
          <text:p text:style-name="P27">A série de Fibonacci é formada pela seqüência 0,1,1,2,3,5,8,13,21,34,55,... Faça um programa que gere a série até que o valor seja maior que 500.</text:p>
        </text:list-item>
        <text:list-item>
          <text:p text:style-name="P28">Faça um programa que calcule o fatorial de um número inteiro fornecido pelo usuário. Ex.: 5!=5.4.3.2.1=120</text:p>
        </text:list-item>
        <text:list-item>
          <text:p text:style-name="P29">Faça um programa que, dado um conjunto de N números, determine o menor valor, o maior valor e a soma dos valores.</text:p>
        </text:list-item>
        <text:list-item>
          <text:p text:style-name="P30">Altere o programa anterior para que ele aceite apenas números entre 0 e 1000.</text:p>
        </text:list-item>
        <text:list-item>
          <text:p text:style-name="P31">Altere o programa de cálculo do fatorial, permitindo ao usuário calcular o fatorial várias vezes e limitando o fatorial a números inteiros positivos e menores que 16.</text:p>
        </text:list-item>
        <text:list-item>
          <text:p text:style-name="P32">Faça um programa que peça um número inteiro e determine se ele é ou não um número primo. Um número primo é aquele que é divisível somente por ele mesmo e por 1.</text:p>
        </text:list-item>
        <text:list-item>
          <text:p text:style-name="P33">Altere o programa de cálculo dos números primos, informando, caso o número não seja primo, por quais número ele é divisível.</text:p>
        </text:list-item>
        <text:list-item>
          <text:p text:style-name="P34">Faça um programa que mostre todos os primos entre 1 e N sendo N um número inteiro fornecido pelo usuário. O programa deverá mostrar também o número de divisões que ele executou para encontrar os números primos. Serão avaliados o funcionamento, o estilo e o número de testes (divisões) executados.</text:p>
        </text:list-item>
        <text:list-item>
          <text:p text:style-name="P35">Faça um programa que calcule o mostre a média aritmética de N notas.</text:p>
        </text:list-item>
        <text:list-item>
          <text:p text:style-name="P36">Faça um programa que peça para n pessoas a sua idade, ao final o programa devera verificar se a média de idade da turma varia entre 0 e 25,26 e 60 e maior que 60; e então, dizer se a turma é jovem, adulta ou idosa, conforme a média calculada.</text:p>
        </text:list-item>
        <text:list-item>
          <text:p text:style-name="P37">Numa eleição existem três candidatos. Faça um programa que peça o número total de eleitores. Peça para cada eleitor votar e ao final mostrar o número de votos de cada candidato.</text:p>
        </text:list-item>
        <text:list-item>
          <text:p text:style-name="P38">Faça um programa que calcule o número médio de alunos por turma. Para isto, peça a quantidade de turmas e a quantidade de alunos para cada turma. As turmas não podem ter mais de 40 alunos.</text:p>
        </text:list-item>
        <text:list-item>
          <text:p text:style-name="P39">Faça um programa que calcule o valor total investido por um colecionador em sua coleção de CDs e o valor médio gasto em cada um deles. O usuário deverá informar a quantidade de CDs e o valor para em cada um.</text:p>
        </text:list-item>
        <text:list-item>
          <text:p text:style-name="P40">O Sr. Manoel Joaquim possui uma grande loja de artigos de R$ 1,99, com cerca de 10 caixas. Para agilizar o cálculo de quanto cada cliente deve pagar ele desenvolveu um tabela que contém o número de itens que o<text:s/><text:soft-page-break/>cliente comprou e ao lado o valor da conta. Desta forma a atendente do caixa precisa apenas contar quantos itens o cliente está levando e olhar na tabela de preços. Você foi contratado para desenvolver o programa que monta esta tabela de preços, que conterá os preços de 1 até 50 produtos, conforme o exemplo abaixo:</text:p>
          <text:list text:continue-numbering="true">
            <text:list-item>
              <text:p text:style-name="P41">Lojas Quase Dois - Tabela de preços</text:p>
            </text:list-item>
            <text:list-item>
              <text:p text:style-name="P42">1 - R$ 1.99</text:p>
            </text:list-item>
            <text:list-item>
              <text:p text:style-name="P43">2 - R$ 3.98</text:p>
            </text:list-item>
            <text:list-item>
              <text:p text:style-name="P44">...</text:p>
            </text:list-item>
            <text:list-item>
              <text:p text:style-name="P45">50 - R$ 99.50</text:p>
            </text:list-item>
          </text:list>
        </text:list-item>
        <text:list-item>
          <text:p text:style-name="P46">O Sr. Manoel Joaquim acaba de adquirir uma panificadora e pretende implantar a metodologia da tabelinha, que já é um sucesso na sua loja de 1,99. Você foi contratado para desenvolver o programa que monta a tabela de preços de pães, de 1 até 50 pães, a partir do preço do pão informado pelo usuário, conforme o exemplo abaixo:</text:p>
          <text:list text:continue-numbering="true">
            <text:list-item>
              <text:p text:style-name="P47">Preço do pão: R$ 0.18</text:p>
            </text:list-item>
            <text:list-item>
              <text:p text:style-name="P48">Panificadora Pão de Ontem - Tabela de preços</text:p>
            </text:list-item>
            <text:list-item>
              <text:p text:style-name="P49">1 - R$ 0.18</text:p>
            </text:list-item>
            <text:list-item>
              <text:p text:style-name="P50">2 - R$ 0.36</text:p>
            </text:list-item>
            <text:list-item>
              <text:p text:style-name="P51">...</text:p>
            </text:list-item>
            <text:list-item>
              <text:p text:style-name="P52">50 - R$ 9.00</text:p>
            </text:list-item>
          </text:list>
        </text:list-item>
        <text:list-item>
          <text:p text:style-name="P53">O Sr. Manoel Joaquim expandiu seus negócios para além dos negócios de 1,99 e agora possui uma loja de conveniências. Faça um programa que implemente uma caixa registradora rudimentar. O programa deverá receber um número desconhecido de valores referentes aos preços das mercadorias. Um valor zero deve ser informado pelo operador para indicar o final da compra. O programa deve então mostrar o total da compra e perguntar o valor em dinheiro que o cliente forneceu, para então calcular e mostrar o valor do troco. Após esta operação, o programa deverá voltar ao ponto inicial, para registrar a próxima compra. A saída deve ser conforme o exemplo abaixo:</text:p>
          <text:list text:continue-numbering="true">
            <text:list-item>
              <text:p text:style-name="P54">Lojas Tabajara<text:s/></text:p>
            </text:list-item>
            <text:list-item>
              <text:p text:style-name="P55">Produto 1: R$ 2.20</text:p>
            </text:list-item>
            <text:list-item>
              <text:p text:style-name="P56">Produto 2: R$ 5.80</text:p>
            </text:list-item>
            <text:list-item>
              <text:p text:style-name="P57">Produto 3: R$ 0</text:p>
            </text:list-item>
            <text:list-item>
              <text:p text:style-name="P58">Total: R$ 9.00</text:p>
            </text:list-item>
            <text:list-item>
              <text:p text:style-name="P59">Dinheiro: R$ 20.00</text:p>
            </text:list-item>
            <text:list-item>
              <text:p text:style-name="P60">Troco: R$ 11.00</text:p>
            </text:list-item>
            <text:list-item>
              <text:p text:style-name="P61">...</text:p>
            </text:list-item>
          </text:list>
        </text:list-item>
        <text:list-item>
          <text:p text:style-name="P62">Faça um programa que calcule o fatorial de um número inteiro fornecido pelo usuário. Ex.: 5!=5.4.3.2.1=120. A saída deve ser conforme o exemplo abaixo:</text:p>
          <text:list text:continue-numbering="true">
            <text:list-item>
              <text:p text:style-name="P63">Fatorial de: 5</text:p>
            </text:list-item>
            <text:list-item>
              <text:p text:style-name="P64">5! = <text:s/>5 . 4 . 3 . 2 . 1 = 120</text:p>
            </text:list-item>
          </text:list>
        </text:list-item>
        <text:list-item>
          <text:p text:style-name="P65">O Departamento Estadual de Meteorologia lhe contratou para desenvolver um programa que leia as um conjunto indeterminado de temperaturas, e informe ao final a menor e a maior temperaturas informadas, bem como a média das temperaturas.</text:p>
        </text:list-item>
        <text:list-item>
          <text:p text:style-name="P66">Os números primos possuem várias aplicações dentro da Computação, por exemplo na Criptografia. Um número primo é aquele que é divisível apenas por um e por ele mesmo. Faça um programa que peça um número inteiro e determine se ele é ou não um número primo.</text:p>
        </text:list-item>
        <text:list-item>
          <text:p text:style-name="P67">Encontrar números primos é uma tarefa difícil. Faça um programa que gera uma lista dos números primos existentes entre 1 e um número inteiro informado pelo usuário.</text:p>
        </text:list-item>
        <text:list-item>
          <text:p text:style-name="P68">Desenvolva um programa que faça a tabuada de um número qualquer inteiro que será digitado pelo usuário, mas a tabuada não deve necessariamente iniciar em 1 e terminar em 10, o valor inicial e final devem ser informados também pelo usuário, conforme exemplo abaixo:</text:p>
          <text:list text:continue-numbering="true">
            <text:list-item>
              <text:p text:style-name="P69">Montar a tabuada de: 5</text:p>
            </text:list-item>
            <text:list-item>
              <text:p text:style-name="P70">Começar por: 4</text:p>
            </text:list-item>
            <text:list-item>
              <text:p text:style-name="P71">Terminar em: 7</text:p>
            </text:list-item>
            <text:list-item>
              <text:p text:style-name="P72"/>
            </text:list-item>
            <text:list-item>
              <text:p text:style-name="P73">Vou montar a tabuada de 5 começando em 4 e terminando em 7:</text:p>
            </text:list-item>
            <text:list-item>
              <text:p text:style-name="P74">5 X 4 = 20</text:p>
            </text:list-item>
            <text:list-item>
              <text:p text:style-name="P75">5 X 5 = 25</text:p>
            </text:list-item>
            <text:list-item>
              <text:p text:style-name="P76">5 X 6 = 30</text:p>
            </text:list-item>
            <text:list-item>
              <text:p text:style-name="P77">5 X 7 = 35</text:p>
            </text:list-item>
          </text:list>
        </text:list-item>
      </text:list>
      <text:p text:style-name="P78">Obs: Você deve verificar se o usuário não digitou o final menor que o inicial.</text:p>
      <text:list text:style-name="LFO1" text:continue-numbering="true">
        <text:list-item>
          <text:p text:style-name="P79">Uma academia deseja fazer um senso entre seus clientes para descobrir o mais alto, o mais baixo, a mais gordo e o mais magro, para isto você deve fazer um programa que pergunte a cada um dos clientes da academia seu código, sua altura e seu peso. O final da digitação de dados deve ser dada quando o usuário digitar 0 (zero) no campo código. Ao encerrar o programa também deve ser informados os códigos e valores do clente mais alto, do mais baixo, do mais gordo e do mais magro, além da média das alturas e dos pesos dos clientes</text:p>
        </text:list-item>
        <text:list-item>
          <text:p text:style-name="P80">Um funcionário de uma empresa recebe aumento salarial anualmente: Sabe-se que:</text:p>
          <text:list text:continue-numbering="true">
            <text:list-item>
              <text:p text:style-name="P81">Esse funcionário foi contratado em 1995, com salário inicial de R$ 1.000,00;</text:p>
            </text:list-item>
            <text:list-item>
              <text:p text:style-name="P82">Em 1996 recebeu aumento de 1,5% sobre seu salário inicial;</text:p>
            </text:list-item>
            <text:list-item>
              <text:p text:style-name="P83">A partir de 1997 (inclusive), os aumentos salariais sempre correspondem ao dobro do percentual do ano anterior. Faça um programa que determine o salário atual desse funcionário. Após concluir isto, altere o programa permitindo que o usuário digite o salário inicial do funcionário.</text:p>
            </text:list-item>
          </text:list>
        </text:list-item>
        <text:list-item>
          <text:p text:style-name="P84">Faça um programa que leia dez conjuntos de dois valores, o primeiro representando o número do aluno e o segundo representando a sua altura em centímetros. Encontre o aluno mais alto e o mais baixo. Mostre o número do aluno mais alto e o número do aluno mais baixo, junto com suas alturas.</text:p>
        </text:list-item>
        <text:list-item>
          <text:p text:style-name="P85">Foi feita uma estatística em cinco cidades brasileiras para coletar dados sobre acidentes de trânsito. Foram obtidos os seguintes dados:</text:p>
          <text:list text:continue-numbering="true">
            <text:list-item>
              <text:p text:style-name="P86">Código da cidade;</text:p>
            </text:list-item>
            <text:list-item>
              <text:p text:style-name="P87">Número de veículos de passeio (em 1999);</text:p>
            </text:list-item>
            <text:list-item>
              <text:p text:style-name="P88">Número de acidentes de trânsito com vítimas (em 1999). Deseja-se saber:</text:p>
            </text:list-item>
            <text:list-item>
              <text:p text:style-name="P89">Qual o maior e menor índice de acidentes de transito e a que cidade pertence;</text:p>
            </text:list-item>
            <text:list-item>
              <text:p text:style-name="P90">Qual a média de veículos nas cinco cidades juntas;</text:p>
            </text:list-item>
            <text:list-item>
              <text:p text:style-name="P91">Qual a média de acidentes de trânsito nas cidades com menos de 2.000 veículos de passeio.</text:p>
            </text:list-item>
          </text:list>
        </text:list-item>
        <text:list-item>
          <text:p text:style-name="P92">Faça um programa que receba o valor de uma dívida e mostre uma tabela com os seguintes dados: valor da dívida, valor dos juros, quantidade de parcelas e valor da parcela.</text:p>
          <text:list text:continue-numbering="true">
            <text:list-item>
              <text:p text:style-name="P93">Os juros e a quantidade de parcelas seguem a tabela abaixo:</text:p>
            </text:list-item>
            <text:list-item>
              <text:p text:style-name="P94">Quantidade de Parcelas <text:s/>% de Juros sobre o valor inicial da dívida</text:p>
            </text:list-item>
            <text:list-item>
              <text:p text:style-name="P95">1 <text:s text:c="6"/>0</text:p>
            </text:list-item>
            <text:list-item>
              <text:p text:style-name="P96">3 <text:s text:c="6"/>10</text:p>
            </text:list-item>
            <text:list-item>
              <text:p text:style-name="P97">6 <text:s text:c="6"/>15</text:p>
            </text:list-item>
            <text:list-item>
              <text:p text:style-name="P98">9 <text:s text:c="6"/>20</text:p>
            </text:list-item>
          </text:list>
        </text:list-item>
      </text:list>
      <text:p text:style-name="P99">12 <text:s text:c="5"/>25</text:p>
      <text:p text:style-name="P100">Exemplo de saída do programa:</text:p>
      <text:p text:style-name="P101">Valor da Dívida Valor dos Juros Quantidade de Parcelas <text:s/>Valor da Parcela</text:p>
      <text:p text:style-name="P102">R$ 1.000,00 <text:s text:c="4"/>0 <text:s text:c="14"/>1 <text:s text:c="22"/>R$ <text:s/>1.000,00</text:p>
      <text:p text:style-name="P103">R$ 1.100,00 <text:s text:c="4"/>100 <text:s text:c="12"/>3 <text:s text:c="22"/>R$ <text:s text:c="3"/>366,00</text:p>
      <text:p text:style-name="P104">R$ 1.150,00 <text:s text:c="4"/>150 <text:s text:c="12"/>6 <text:s text:c="22"/>R$ <text:s text:c="3"/>191,67</text:p>
      <text:list text:style-name="LFO1" text:continue-numbering="true">
        <text:list-item>
          <text:p text:style-name="P105">Faça um programa que leia uma quantidade indeterminada de números positivos e conte quantos deles estão nos seguintes intervalos: [0-25], [26-50], [51-75] e [76-100]. A entrada de dados deverá terminar quando for lido um número negativo.</text:p>
        </text:list-item>
        <text:list-item>
          <text:p text:style-name="P106">O cardápio de uma lanchonete é o seguinte:</text:p>
          <text:list text:continue-numbering="true">
            <text:list-item>
              <text:p text:style-name="P107">Especificação <text:s text:c="2"/>Código <text:s/>Preço</text:p>
            </text:list-item>
            <text:list-item>
              <text:p text:style-name="P108">Cachorro Quente 100 <text:s text:c="4"/>R$ 1,20</text:p>
            </text:list-item>
            <text:list-item>
              <text:p text:style-name="P109">Bauru Simples <text:s text:c="2"/>101 <text:s text:c="4"/>R$ 1,30</text:p>
            </text:list-item>
            <text:list-item>
              <text:p text:style-name="P110">Bauru com ovo <text:s text:c="2"/>102 <text:s text:c="4"/>R$ 1,50</text:p>
            </text:list-item>
            <text:list-item>
              <text:p text:style-name="P111">Hambúrguer <text:s text:c="5"/>103 <text:s text:c="4"/>R$ 1,20</text:p>
            </text:list-item>
            <text:list-item>
              <text:p text:style-name="P112">Cheeseburguer <text:s text:c="2"/>104 <text:s text:c="4"/>R$ 1,30</text:p>
            </text:list-item>
            <text:list-item>
              <text:p text:style-name="P113">Refrigerante <text:s text:c="3"/>105 <text:s text:c="4"/>R$ 1,00</text:p>
            </text:list-item>
          </text:list>
        </text:list-item>
      </text:list>
      <text:p text:style-name="P114">Faça um programa que leia o código dos itens pedidos e as quantidades desejadas. Calcule e mostre o valor a ser pago por item (preço * quantidade) e o total geral do pedido. Considere que o cliente deve informar quando o pedido deve ser encerrado.</text:p>
      <text:list text:style-name="LFO1" text:continue-numbering="true">
        <text:list-item>
          <text:p text:style-name="P115">Em uma eleição presidencial existem quatro candidatos. Os votos são informados por meio de código. Os códigos utilizados são:</text:p>
          <text:list text:continue-numbering="true">
            <text:list-item>
              <text:p text:style-name="P116">1 , 2, 3, 4 <text:s/>- Votos para os respectivos candidatos<text:s/></text:p>
            </text:list-item>
            <text:list-item>
              <text:p text:style-name="P117">(você deve montar a tabela ex: 1 - Jose/ 2- João/etc)</text:p>
            </text:list-item>
            <text:list-item>
              <text:p text:style-name="P118">5 - Voto Nulo</text:p>
            </text:list-item>
            <text:list-item>
              <text:p text:style-name="P119">6 - Voto em Branco</text:p>
            </text:list-item>
          </text:list>
        </text:list-item>
      </text:list>
      <text:p text:style-name="P120">Faça um programa que calcule e mostre:</text:p>
      <text:list text:style-name="LFO1" text:continue-numbering="true">
        <text:list-item>
          <text:list>
            <text:list-item>
              <text:p text:style-name="P121">O total de votos para cada candidato;</text:p>
            </text:list-item>
            <text:list-item>
              <text:p text:style-name="P122">O total de votos nulos;</text:p>
            </text:list-item>
            <text:list-item>
              <text:p text:style-name="P123">O total de votos em branco;</text:p>
            </text:list-item>
            <text:list-item>
              <text:p text:style-name="P124">A percentagem de votos nulos sobre o total de votos;</text:p>
            </text:list-item>
            <text:list-item>
              <text:p text:style-name="P125">A percentagem de votos em branco sobre o total de votos. Para finalizar o conjunto de votos tem-se o valor zero.</text:p>
            </text:list-item>
          </text:list>
        </text:list-item>
        <text:list-item>
          <text:p text:style-name="P126">Desenvolver um programa para verificar a nota do aluno em uma prova com 10 questões, o programa deve perguntar ao aluno a resposta de cada questão e ao final comparar com o gabarito da prova e assim calcular o total de acertos e a nota (atribuir 1 ponto por resposta certa). Após cada aluno utilizar o sistema deve ser feita uma pergunta se outro aluno vai utilizar o sistema. Após todos os alunos terem respondido informar:</text:p>
          <text:list text:continue-numbering="true">
            <text:list-item>
              <text:p text:style-name="P127">Maior e Menor Acerto;</text:p>
            </text:list-item>
            <text:list-item>
              <text:p text:style-name="P128">Total de Alunos que utilizaram o sistema;</text:p>
            </text:list-item>
            <text:list-item>
              <text:p text:style-name="P129">A Média das Notas da Turma.</text:p>
            </text:list-item>
            <text:list-item>
              <text:p text:style-name="P130">Gabarito da Prova:</text:p>
            </text:list-item>
            <text:list-item>
              <text:p text:style-name="P131"/>
            </text:list-item>
            <text:list-item>
              <text:p text:style-name="P132">01 - A</text:p>
            </text:list-item>
            <text:list-item>
              <text:p text:style-name="P133">02 - B</text:p>
            </text:list-item>
            <text:list-item>
              <text:p text:style-name="P134">03 - C</text:p>
            </text:list-item>
            <text:list-item>
              <text:p text:style-name="P135">04 - D</text:p>
            </text:list-item>
            <text:list-item>
              <text:p text:style-name="P136">05 - E</text:p>
            </text:list-item>
            <text:list-item>
              <text:p text:style-name="P137">06 - E</text:p>
            </text:list-item>
            <text:list-item>
              <text:p text:style-name="P138">07 - D</text:p>
            </text:list-item>
            <text:list-item>
              <text:p text:style-name="P139">08 - C</text:p>
            </text:list-item>
            <text:list-item>
              <text:p text:style-name="P140">09 - B</text:p>
            </text:list-item>
          </text:list>
        </text:list-item>
      </text:list>
      <text:p text:style-name="P141">10 - A</text:p>
      <text:p text:style-name="P142">Após concluir isto você poderia incrementar o programa permitindo que o professor digite o gabarito da prova antes dos alunos usarem o programa.</text:p>
      <text:list text:style-name="LFO1" text:continue-numbering="true">
        <text:list-item>
          <text:p text:style-name="P143">Em uma competição de salto em distância cada atleta tem direito a cinco saltos. No final da série de saltos de cada atleta, o melhor e o pior resultados são eliminados. O seu resultado fica sendo a média dos três valores restantes. Você deve fazer um programa que receba o nome e as cinco distâncias alcançadas pelo atleta em seus saltos e depois informe a média dos saltos conforme a descrição acima informada (retirar o melhor e o pior salto e depois calcular a média). Faça uso de uma lista para armazenar os saltos. Os saltos são informados na ordem da execução, portanto não são ordenados. O programa deve ser encerrado quando não for informado o nome do atleta. A saída do programa deve ser conforme o exemplo abaixo:</text:p>
        </text:list-item>
        <text:list-item>
          <text:p text:style-name="P144">Atleta: Rodrigo Curvêllo</text:p>
        </text:list-item>
        <text:list-item>
          <text:p text:style-name="P145"/>
        </text:list-item>
        <text:list-item>
          <text:p text:style-name="P146">Primeiro Salto: 6.5 m</text:p>
        </text:list-item>
        <text:list-item>
          <text:p text:style-name="P147">Segundo Salto: 6.1 m</text:p>
        </text:list-item>
        <text:list-item>
          <text:p text:style-name="P148">Terceiro Salto: 6.2 m</text:p>
        </text:list-item>
        <text:list-item>
          <text:p text:style-name="P149">Quarto Salto: 5.4 m</text:p>
        </text:list-item>
        <text:list-item>
          <text:p text:style-name="P150">Quinto Salto: 5.3 m</text:p>
        </text:list-item>
        <text:list-item>
          <text:p text:style-name="P151"/>
        </text:list-item>
        <text:list-item>
          <text:p text:style-name="P152">Melhor salto: <text:s/>6.5 m</text:p>
        </text:list-item>
        <text:list-item>
          <text:p text:style-name="P153">Pior salto: 5.3 m</text:p>
        </text:list-item>
        <text:list-item>
          <text:p text:style-name="P154">Média dos demais saltos: 5.9 m</text:p>
        </text:list-item>
        <text:list-item>
          <text:p text:style-name="P155"/>
        </text:list-item>
        <text:list-item>
          <text:p text:style-name="P156">Resultado final:</text:p>
        </text:list-item>
      </text:list>
      <text:p text:style-name="P157">Rodrigo Curvêllo: 5.9 m</text:p>
      <text:list text:style-name="LFO1" text:continue-numbering="true">
        <text:list-item>
          <text:p text:style-name="P158">Em uma competição de ginástica, cada atleta recebe votos de sete jurados. A melhor e a pior nota são eliminadas. A sua nota fica sendo a média dos votos restantes. Você deve fazer um programa que receba o nome do ginasta e as notas dos sete jurados alcançadas pelo atleta em sua apresentação e depois informe a sua média, conforme a descrição acima informada (retirar o melhor e o pior salto e depois calcular a média com as notas restantes). As notas não são informados ordenadas. Um exemplo de saída do programa deve ser conforme o exemplo abaixo:</text:p>
        </text:list-item>
        <text:list-item>
          <text:p text:style-name="P159">Atleta: Aparecido Parente</text:p>
        </text:list-item>
        <text:list-item>
          <text:p text:style-name="P160">Nota: 9.9</text:p>
        </text:list-item>
        <text:list-item>
          <text:p text:style-name="P161">Nota: 7.5</text:p>
        </text:list-item>
        <text:list-item>
          <text:p text:style-name="P162">Nota: 9.5</text:p>
        </text:list-item>
        <text:list-item>
          <text:p text:style-name="P163">Nota: 8.5</text:p>
        </text:list-item>
        <text:list-item>
          <text:p text:style-name="P164">Nota: 9.0</text:p>
        </text:list-item>
        <text:list-item>
          <text:p text:style-name="P165">Nota: 8.5</text:p>
        </text:list-item>
        <text:list-item>
          <text:p text:style-name="P166">Nota: 9.7</text:p>
        </text:list-item>
        <text:list-item>
          <text:p text:style-name="P167"/>
        </text:list-item>
        <text:list-item>
          <text:p text:style-name="P168">Resultado final:</text:p>
        </text:list-item>
        <text:list-item>
          <text:p text:style-name="P169">Atleta: Aparecido Parente</text:p>
        </text:list-item>
        <text:list-item>
          <text:p text:style-name="P170">Melhor nota: 9.9</text:p>
        </text:list-item>
        <text:list-item>
          <text:p text:style-name="P171">Pior nota: 7.5</text:p>
        </text:list-item>
      </text:list>
      <text:p text:style-name="P172">Média: 9,04</text:p>
      <text:soft-page-break/>
      <text:list text:style-name="LFO1" text:continue-numbering="true">
        <text:list-item>
          <text:p text:style-name="P173">Faça um programa que peça um numero inteiro positivo e em seguida mostre este numero invertido.</text:p>
          <text:list text:continue-numbering="true">
            <text:list-item>
              <text:p text:style-name="P174">Exemplo:</text:p>
            </text:list-item>
            <text:list-item>
              <text:p text:style-name="P175"><text:s text:c="2"/>12376489</text:p>
            </text:list-item>
          </text:list>
        </text:list-item>
      </text:list>
      <text:p text:style-name="P176"><text:s text:c="2"/>=&gt; 98467321</text:p>
      <text:list text:style-name="LFO1" text:continue-numbering="true">
        <text:list-item>
          <text:p text:style-name="P177">Faça um programa que mostre os n termos da Série a seguir:</text:p>
          <text:list text:continue-numbering="true">
            <text:list-item>
              <text:p text:style-name="P178"><text:s text:c="2"/>S = 1/1 + 2/3 + 3/5 + 4/7 + 5/9 + ... + n/m.<text:s/></text:p>
            </text:list-item>
          </text:list>
        </text:list-item>
      </text:list>
      <text:p text:style-name="P179">Imprima no final a soma da série.</text:p>
      <text:list text:style-name="LFO1" text:continue-numbering="true">
        <text:list-item>
          <text:p text:style-name="P180">Sendo H= 1 + 1/2 + 1/3 + 1/4 + ... + 1/N, Faça um programa que calcule o valor de H com N termos.</text:p>
        </text:list-item>
        <text:list-item>
          <text:p text:style-name="P181">Faça um programa que mostre os n termos da Série a seguir:</text:p>
          <text:list text:continue-numbering="true">
            <text:list-item>
              <text:p text:style-name="P182"><text:s text:c="2"/>S = 1/1 + 2/3 + 3/5 + 4/7 + 5/9 + ... + n/m.<text:s/></text:p>
            </text:list-item>
          </text:list>
        </text:list-item>
      </text:list>
      <text:p text:style-name="P183">Imprima no final a soma da série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ourier" svg:font-family="Courier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Normal" style:default-outline-level="2">
      <style:paragraph-properties style:vertical-align="auto" fo:margin-top="0.0694in" fo:margin-bottom="0.0694in"/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pt" style:country-asian="BR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2Char" style:display-name="Título 2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weight-complex="bold" style:letter-kerning="false" fo:font-size="18pt" style:font-size-asian="18pt" style:font-size-complex="18pt" style:language-asian="pt" style:country-asian="BR" style:language-complex="ar" style:country-complex="SA"/>
    </style:style>
    <style:style style:name="Pré-formataçãoHTML" style:display-name="Pré-formatação HTML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ré-formataçãoHTMLChar" style:display-name="Pré-formatação HTML Char" style:family="text" style:parent-style-name="Fonteparág.padrão">
      <style:text-properties style:font-name="Courier New" style:font-name-asian="Times New Roman" style:font-name-complex="Courier New" style:letter-kerning="false" fo:font-size="10pt" style:font-size-asian="10pt" style:font-size-complex="10pt" style:language-asian="pt" style:country-asian="BR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onta da Microsoft</dc:creator>
    <meta:creation-date>2020-09-04T11:25:00Z</meta:creation-date>
    <dc:date>2021-04-29T14:43:00Z</dc:date>
    <meta:template xlink:href="Normal.dotm" xlink:type="simple"/>
    <meta:editing-cycles>2</meta:editing-cycles>
    <meta:editing-duration>PT60S</meta:editing-duration>
    <meta:document-statistic meta:page-count="5" meta:paragraph-count="28" meta:word-count="2238" meta:character-count="14299" meta:row-count="100" meta:non-whitespace-character-count="12089"/>
  </office:meta>
</office:document-meta>
</file>